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Bitstream Vera Sans Mono" svg:font-family="'Bitstream Vera Sans Mono', Cumberland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xFBA-example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style-name="Default"/>
          <table:table-cell table:number-columns-repeated="22"/>
        </table:table-row>
        <table:table-row table:style-name="ro2">
          <table:table-cell table:style-name="Default"/>
          <table:table-cell table:style-name="ce4" office:value-type="string">
            <text:p>R1</text:p>
          </table:table-cell>
          <table:table-cell table:style-name="ce4" office:value-type="string">
            <text:p>R2</text:p>
          </table:table-cell>
          <table:table-cell table:style-name="ce4" office:value-type="string">
            <text:p>R3</text:p>
          </table:table-cell>
          <table:table-cell table:style-name="ce4" office:value-type="string">
            <text:p>R4</text:p>
          </table:table-cell>
          <table:table-cell table:style-name="ce4" office:value-type="string">
            <text:p>R5</text:p>
          </table:table-cell>
          <table:table-cell table:style-name="ce4" office:value-type="string">
            <text:p>R6</text:p>
          </table:table-cell>
          <table:table-cell table:style-name="ce4" office:value-type="string">
            <text:p>R7</text:p>
          </table:table-cell>
          <table:table-cell table:style-name="ce5" office:value-type="string">
            <text:p>R8</text:p>
          </table:table-cell>
          <table:table-cell table:style-name="ce4" office:value-type="string">
            <text:p>R9</text:p>
          </table:table-cell>
          <table:table-cell table:style-name="ce4" office:value-type="string">
            <text:p>R10</text:p>
          </table:table-cell>
          <table:table-cell table:style-name="ce4" office:value-type="string">
            <text:p>R11</text:p>
          </table:table-cell>
          <table:table-cell table:style-name="ce4" office:value-type="string">
            <text:p>R12</text:p>
          </table:table-cell>
          <table:table-cell table:style-name="ce4" office:value-type="string">
            <text:p>R13</text:p>
          </table:table-cell>
          <table:table-cell table:style-name="ce4" office:value-type="string">
            <text:p>R14</text:p>
          </table:table-cell>
          <table:table-cell table:style-name="ce4" office:value-type="string">
            <text:p>R15</text:p>
          </table:table-cell>
          <table:table-cell table:style-name="ce4" office:value-type="string">
            <text:p>glcb_ex</text:p>
          </table:table-cell>
          <table:table-cell table:style-name="ce4" office:value-type="string">
            <text:p>co2_ex</text:p>
          </table:table-cell>
          <table:table-cell table:style-name="ce4" office:value-type="string">
            <text:p>pyr_ex</text:p>
          </table:table-cell>
          <table:table-cell table:style-name="ce4" office:value-type="string">
            <text:p>mal_ex</text:p>
          </table:table-cell>
          <table:table-cell table:style-name="ce4" office:value-type="string">
            <text:p>pi_ex</text:p>
          </table:table-cell>
          <table:table-cell table:style-name="ce6" office:value-type="string">
            <text:p>B</text:p>
          </table:table-cell>
          <table:table-cell/>
        </table:table-row>
        <table:table-row table:style-name="ro2">
          <table:table-cell table:style-name="ce1" office:value-type="string">
            <text:p>glc_c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table:formula="of:=SUMPRODUCT([.B3:.U3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lc_e</text:p>
          </table:table-cell>
          <table:table-cell table:number-columns-repeated="10"/>
          <table:table-cell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4"/>
          <table:table-cell table:formula="of:=SUMPRODUCT([.B4:.U4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lc_b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  <table:table-cell table:formula="of:=SUMPRODUCT([.B5:.U5];[.B$30:.U$30])" office:value-type="float" office:value="-1.4347826087">
            <text:p>-1,43</text:p>
          </table:table-cell>
          <table:table-cell office:value-type="string">
            <text:p>Boundary</text:p>
          </table:table-cell>
        </table:table-row>
        <table:table-row table:style-name="ro2">
          <table:table-cell office:value-type="string">
            <text:p>co2_c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-1">
            <text:p>-1</text:p>
          </table:table-cell>
          <table:table-cell table:number-columns-repeated="5"/>
          <table:table-cell table:formula="of:=SUMPRODUCT([.B6:.U6];[.B$30:.U$30])" office:value-type="float" office:value="0.00000000000900080010524107">
            <text:p>0</text:p>
          </table:table-cell>
          <table:table-cell/>
        </table:table-row>
        <table:table-row table:style-name="ro2">
          <table:table-cell office:value-type="string">
            <text:p>co2_e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3"/>
          <table:table-cell table:formula="of:=SUMPRODUCT([.B7:.U7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2_b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3"/>
          <table:table-cell table:formula="of:=SUMPRODUCT([.B8:.U8];[.B$30:.U$30])" office:value-type="float" office:value="4.17391304348">
            <text:p>4,17</text:p>
          </table:table-cell>
          <table:table-cell office:value-type="string">
            <text:p>Boundary</text:p>
          </table:table-cell>
        </table:table-row>
        <table:table-row table:style-name="ro2">
          <table:table-cell office:value-type="string">
            <text:p>pyr_c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7"/>
          <table:table-cell table:formula="of:=SUMPRODUCT([.B9:.U9];[.B$30:.U$30])" office:value-type="float" office:value="-0.00000000000900013397142629">
            <text:p>0</text:p>
          </table:table-cell>
          <table:table-cell/>
        </table:table-row>
        <table:table-row table:style-name="ro2">
          <table:table-cell office:value-type="string">
            <text:p>pyr_e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table:formula="of:=SUMPRODUCT([.B10:.U10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yr_b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"/>
          <table:table-cell table:formula="of:=SUMPRODUCT([.B11:.U11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al_c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8"/>
          <table:table-cell table:formula="of:=SUMPRODUCT([.B12:.U12];[.B$30:.U$30])" office:value-type="float" office:value="-0.000000000000999894611553032">
            <text:p>0</text:p>
          </table:table-cell>
          <table:table-cell/>
        </table:table-row>
        <table:table-row table:style-name="ro2">
          <table:table-cell office:value-type="string">
            <text:p>mal_e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6"/>
          <table:table-cell office:value-type="float" office:value="-1">
            <text:p>-1</text:p>
          </table:table-cell>
          <table:table-cell/>
          <table:table-cell table:formula="of:=SUMPRODUCT([.B13:.U13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al_b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table:formula="of:=SUMPRODUCT([.B14:.U14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i_c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6"/>
          <table:table-cell table:formula="of:=SUMPRODUCT([.B15:.U15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i_e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office:value-type="float" office:value="-1">
            <text:p>-1</text:p>
          </table:table-cell>
          <table:table-cell table:formula="of:=SUMPRODUCT([.B16:.U16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i_b</text:p>
          </table:table-cell>
          <table:table-cell table:number-columns-repeated="19"/>
          <table:table-cell office:value-type="float" office:value="1">
            <text:p>1</text:p>
          </table:table-cell>
          <table:table-cell table:formula="of:=SUMPRODUCT([.B17:.U17];[.B$30:.U$30])" office:value-type="float" office:value="12">
            <text:p>12</text:p>
          </table:table-cell>
          <table:table-cell office:value-type="string">
            <text:p>Boundary</text:p>
          </table:table-cell>
        </table:table-row>
        <table:table-row table:style-name="ro2">
          <table:table-cell office:value-type="string">
            <text:p>gtp_c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10"/>
          <table:table-cell table:formula="of:=SUMPRODUCT([.B18:.U18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dp_c</text:p>
          </table:table-cell>
          <table:table-cell table:number-columns-repeated="5"/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PRODUCT([.B19:.U19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tp_c</text:p>
          </table:table-cell>
          <table:table-cell office:value-type="float" office:value="-2">
            <text:p>-2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11.5">
            <text:p>11,5</text:p>
          </table:table-cell>
          <table:table-cell/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table:number-columns-repeated="11"/>
          <table:table-cell table:formula="of:=SUMPRODUCT([.B20:.U20];[.B$30:.U$30])" office:value-type="float" office:value="-0.00000000000999911264898401">
            <text:p>0</text:p>
          </table:table-cell>
          <table:table-cell/>
        </table:table-row>
        <table:table-row table:style-name="ro2">
          <table:table-cell office:value-type="string">
            <text:p>adp_c</text:p>
          </table:table-cell>
          <table:table-cell office:value-type="float" office:value="2">
            <text:p>2</text:p>
          </table:table-cell>
          <table:table-cell office:value-type="float" office:value="-4.5">
            <text:p>-4,5</text:p>
          </table:table-cell>
          <table:table-cell table:number-columns-repeated="3"/>
          <table:table-cell office:value-type="float" office:value="-11.5">
            <text:p>-11,5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1"/>
          <table:table-cell table:formula="of:=SUMPRODUCT([.B21:.U21];[.B$30:.U$30])" office:value-type="float" office:value="0.00000000000999911264898401">
            <text:p>0</text:p>
          </table:table-cell>
          <table:table-cell/>
        </table:table-row>
        <table:table-row table:style-name="ro2">
          <table:table-cell office:value-type="string">
            <text:p>g3p_c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18"/>
          <table:table-cell table:formula="of:=SUMPRODUCT([.B22:.U22];[.B$30:.U$30])" office:value-type="float" office:value="0.0000000000100000008274037">
            <text:p>0</text:p>
          </table:table-cell>
          <table:table-cell/>
        </table:table-row>
        <table:table-row table:style-name="ro2">
          <table:table-cell office:value-type="string">
            <text:p>cit_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6"/>
          <table:table-cell table:formula="of:=SUMPRODUCT([.B23:.U23];[.B$30:.U$30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cit_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13"/>
          <table:table-cell table:formula="of:=SUMPRODUCT([.B24:.U24];[.B$30:.U$30])" office:value-type="float" office:value="0.000000000000999866855977416">
            <text:p>0</text:p>
          </table:table-cell>
          <table:table-cell/>
        </table:table-row>
        <table:table-row table:style-name="ro2">
          <table:table-cell office:value-type="string">
            <text:p>succoa_c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4"/>
          <table:table-cell table:formula="of:=SUMPRODUCT([.B25:.U25];[.B$30:.U$30])" office:value-type="float" office:value="0">
            <text:p>0</text:p>
          </table:table-cell>
          <table:table-cell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table:style-name="Default" office:value-type="string">
            <text:p>LB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UB</text:p>
          </table:table-cell>
          <table:table-cell table:number-columns-repeated="8" office:value-type="float" office:value="99999.99">
            <text:p>99999,99</text:p>
          </table:table-cell>
          <table:table-cell office:value-type="float" office:value="12">
            <text:p>12</text:p>
          </table:table-cell>
          <table:table-cell office:value-type="float" office:value="99999.99">
            <text:p>99999,99</text:p>
          </table:table-cell>
          <table:table-cell office:value-type="float" office:value="99999">
            <text:p>99999</text:p>
          </table:table-cell>
          <table:table-cell office:value-type="float" office:value="99999.99">
            <text:p>99999,99</text:p>
          </table:table-cell>
          <table:table-cell office:value-type="float" office:value="99999">
            <text:p>99999</text:p>
          </table:table-cell>
          <table:table-cell table:number-columns-repeated="2" office:value-type="float" office:value="99999.99">
            <text:p>99999,99</text:p>
          </table:table-cell>
          <table:table-cell table:number-columns-repeated="2" office:value-type="float" office:value="999999">
            <text:p>999999</text:p>
          </table:table-cell>
          <table:table-cell office:value-type="float" office:value="5">
            <text:p>5</text:p>
          </table:table-cell>
          <table:table-cell table:number-columns-repeated="2" office:value-type="float" office:value="999999">
            <text:p>999999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C</text:p>
          </table:table-cell>
          <table:table-cell table:number-columns-repeated="22"/>
        </table:table-row>
        <table:table-row table:style-name="ro2">
          <table:table-cell table:style-name="Default" office:value-type="string">
            <text:p>V</text:p>
          </table:table-cell>
          <table:table-cell office:value-type="float" office:value="1.4347826087">
            <text:p>1,43</text:p>
          </table:table-cell>
          <table:table-cell office:value-type="float" office:value="2.86956521739">
            <text:p>2,87</text:p>
          </table:table-cell>
          <table:table-cell table:number-columns-repeated="2" office:value-type="float" office:value="1.4347826087">
            <text:p>1,43</text:p>
          </table:table-cell>
          <table:table-cell table:number-columns-repeated="2" office:value-type="float" office:value="1.30434782609">
            <text:p>1,3</text:p>
          </table:table-cell>
          <table:table-cell office:value-type="float" office:value="0.130434782609">
            <text:p>0,13</text:p>
          </table:table-cell>
          <table:table-cell office:value-type="float" office:value="1.30434782609">
            <text:p>1,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4347826087">
            <text:p>1,4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17391304348">
            <text:p>4,17</text:p>
          </table:table-cell>
          <table:table-cell office:value-type="float" office:value="-1.4347826087">
            <text:p>-1,43</text:p>
          </table:table-cell>
          <table:table-cell office:value-type="float" office:value="4.17391304348">
            <text:p>4,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Z</text:p>
          </table:table-cell>
          <table:table-cell table:number-columns-repeated="22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2">
          <table:table-cell table:style-name="ce3" office:value-type="string">
            <text:p>Mass balance checks:</text:p>
          </table:table-cell>
          <table:table-cell table:number-columns-repeated="2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table:style-name="Default" office:value-type="string">
            <text:p>2V1 - V3 - V7 - V8 - V13 = 0</text:p>
          </table:table-cell>
          <table:table-cell/>
          <table:table-cell table:formula="of:=2*[.B30]-[.D30]-[.H30]-[.I30]-[.N30]" office:value-type="float" office:value="0.000000000000999866855977416">
            <text:p>0</text:p>
          </table:table-cell>
          <table:table-cell table:number-columns-repeated="20"/>
        </table:table-row>
        <table:table-row table:style-name="ro2">
          <table:table-cell table:style-name="Default" office:value-type="string">
            <text:p>2V1 -V5 - 2V7 - V8 - V13 = 0</text:p>
          </table:table-cell>
          <table:table-cell/>
          <table:table-cell table:formula="of:=2*[.B30]-[.F30]-2*[.H30]-[.I30]-[.N30]" office:value-type="float" office:value="0.00000000000199973371195483">
            <text:p>0</text:p>
          </table:table-cell>
          <table:table-cell table:number-columns-repeated="20"/>
        </table:table-row>
        <table:table-row table:style-name="ro2">
          <table:table-cell table:style-name="Default" office:value-type="string">
            <text:p>4.5V2 -2V1 + 11.5V6 -10V8 = 12</text:p>
          </table:table-cell>
          <table:table-cell/>
          <table:table-cell table:formula="of:=4.5*[.C30]-2*[.B30]+11.5*[.G30]-10*[.I30]" office:value-type="float" office:value="11.99999999999">
            <text:p>12</text:p>
          </table:table-cell>
          <table:table-cell table:number-columns-repeated="20"/>
        </table:table-row>
        <table:table-row table:style-name="ro2">
          <table:table-cell table:style-name="Default" office:value-type="string">
            <text:p>V5 + 2V7 + V8 &lt;= 20</text:p>
          </table:table-cell>
          <table:table-cell/>
          <table:table-cell table:formula="of:=[.F30]+2*[.H30]+[.I30]" office:value-type="float" office:value="2.869565217398">
            <text:p>2,87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Bitstream Vera Sans Mono" svg:font-family="'Bitstream Vera Sans Mono', Cumberland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text>kr </number:text>
      <number:number number:decimal-places="0" number:min-integer-digits="1" number:grouping="true"/>
    </number:number-style>
    <number:number-style style:name="N108">
      <number:text>k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0" number:min-integer-digits="1" number:grouping="true"/>
    </number:number-style>
    <number:number-style style:name="N109">
      <style:text-properties fo:color="#ff0000"/>
      <number:text>kr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number:min-integer-digits="1" number:grouping="true"/>
    </number:number-style>
    <number:number-style style:name="N110">
      <number:text>kr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kr </number:text>
      <number:number number:decimal-places="2" number:min-integer-digits="1" number:grouping="true"/>
    </number:number-style>
    <number:number-style style:name="N111">
      <style:text-properties fo:color="#ff0000"/>
      <number:text>k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kr </number:text>
      <number:number number:decimal-places="0" number:min-integer-digits="1" number:grouping="true"/>
      <number:text> </number:text>
    </number:number-style>
    <number:number-style style:name="N117P1" style:volatile="true">
      <number:text> kr -</number:text>
      <number:number number:decimal-places="0" number:min-integer-digits="1" number:grouping="true"/>
      <number:text> </number:text>
    </number:number-style>
    <number:number-style style:name="N117P2" style:volatile="true">
      <number:text> kr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kr </number:text>
      <number:number number:decimal-places="2" number:min-integer-digits="1" number:grouping="true"/>
      <number:text> </number:text>
    </number:number-style>
    <number:number-style style:name="N119P1" style:volatile="true">
      <number:text> kr -</number:text>
      <number:number number:decimal-places="2" number:min-integer-digits="1" number:grouping="true"/>
      <number:text> </number:text>
    </number:number-style>
    <number:number-style style:name="N119P2" style:volatile="true">
      <number:text> kr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4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xFBA_5f_example" style:display-name="PageStyle_gxFBA_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1" style:display-name="PageStyle_gxFBA_examp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2" style:display-name="PageStyle_gxFBA_examp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3" style:display-name="PageStyle_gxFBA_examp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xFBA_5f_example_20_4" style:display-name="PageStyle_gxFBA_example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1M36S</meta:editing-duration>
    <meta:editing-cycles>6</meta:editing-cycles>
    <meta:generator>OpenOffice.org/3.3$Win32 OpenOffice.org_project/330m20$Build-9567</meta:generator>
    <dc:date>2014-02-08T14:47:25.97</dc:date>
    <dc:creator>Jarle Pahr</dc:cre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